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4.7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0cm"/>
    </style:style>
    <style:style style:name="gr8" style:family="graphic" style:parent-style-name="standard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none" draw:fill-color="#ffffff" fo:min-height="2.163cm"/>
    </style:style>
    <style:style style:name="gr15" style:family="graphic" style:parent-style-name="standard" style:list-style-name="L3">
      <style:graphic-properties draw:stroke="none" svg:stroke-color="#000000" draw:fill="none" draw:fill-color="#ffffff" fo:min-height="2.137cm"/>
    </style:style>
    <style:style style:name="gr16" style:family="graphic" style:parent-style-name="standard">
      <style:graphic-properties draw:stroke="none" svg:stroke-color="#000000" draw:fill="none" draw:fill-color="#ffffff" fo:min-height="0.5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family="'Wingdings 2'" style:font-style-name="Regular" style:font-pitch="variable" style:font-charset="x-symbol" fo:font-size="18pt" fo:font-weight="normal" style:font-size-asian="18pt" style:font-size-complex="18pt"/>
    </style:style>
    <style:style style:name="P14" style:family="paragraph">
      <style:text-properties fo:font-family="'Wingdings 2'" style:font-style-name="Regular" style:font-pitch="variable" style:font-charset="x-symbol" fo:font-size="14pt" fo:font-weight="normal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family="Arial" style:font-family-generic="roman" style:font-pitch="variable" fo:font-size="9pt" style:font-family-asian="Arial" style:font-family-generic-asian="roman" style:font-pitch-asian="variable" style:font-size-asian="9pt" style:font-family-complex="Arial" style:font-family-generic-complex="roman" style:font-pitch-complex="variable" style:font-size-complex="5.09999990463257pt"/>
    </style:style>
    <style:style style:name="T9" style:family="text">
      <style:text-properties fo:font-size="9pt" style:font-size-asian="9pt" style:font-size-complex="5.09999990463257pt"/>
    </style:style>
    <style:style style:name="T10" style:family="text">
      <style:text-properties fo:font-family="'Wingdings 2'" style:font-style-name="Regular" style:font-pitch="variable" style:font-charset="x-symbol"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7.288cm" svg:x="1cm" svg:y="11.954cm">
          <text:p/>
        </draw:rect>
        <draw:rect draw:style-name="gr1" draw:text-style-name="P1" draw:layer="layout" svg:width="19.59cm" svg:height="2.159cm" svg:x="1cm" svg:y="3.905cm">
          <text:p/>
        </draw:rect>
        <draw:frame draw:style-name="gr2" draw:text-style-name="P2" draw:layer="layout" svg:width="4.193cm" svg:height="1.524cm" svg:x="10.976cm" svg:y="1.1cm">
          <draw:text-box>
            <text:p><text:span text:style-name="T1">project</text:span></text:p>
            <text:p><text:span text:style-name="T1">scenario</text:span></text:p>
            <text:p><text:span text:style-name="T1">analysis element</text:span></text:p>
          </draw:text-box>
        </draw:frame>
        <draw:frame draw:style-name="gr3" draw:layer="layout" svg:width="5.235cm" svg:height="1.746cm" svg:x="1.036cm" svg:y="0.932cm">
          <draw:text-box>
            <text:p><text:span text:style-name="T2">Scenario Results</text:span><text:line-break/><text:span text:style-name="T3">API flow</text:span><text:span text:style-name="T3"><text:line-break/></text:span><text:span text:style-name="T4">Version 1.0</text:span></text:p>
          </draw:text-box>
        </draw:frame>
        <draw:line draw:style-name="gr4" draw:text-style-name="P1" draw:layer="layout" svg:x1="10.795cm" svg:y1="0.9cm" svg:x2="10.842cm" svg:y2="3.159cm">
          <text:p/>
        </draw:line>
        <draw:custom-shape draw:style-name="gr5" draw:text-style-name="P3" xml:id="id12" draw:id="id12" draw:layer="layout" svg:width="4.953cm" svg:height="1.397cm" svg:x="13.08cm" svg:y="4.259cm">
          <text:p text:style-name="P1"><text:span text:style-name="T4">Get KPI (outcome) Analysis </text:span></text:p>
          <text:p text:style-name="P1"><text:span text:style-name="T4">element from scenario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008cm" svg:height="0.721cm" svg:x="1.04cm" svg:y="3.959cm">
          <draw:text-box>
            <text:p><text:span text:style-name="T3">Scenario</text:span></text:p>
          </draw:text-box>
        </draw:frame>
        <draw:polygon draw:style-name="gr1" draw:text-style-name="P1" draw:layer="layout" svg:width="19.589cm" svg:height="3.525cm" svg:x="1cm" svg:y="7.253cm" svg:viewBox="0 0 19590 3526" draw:points="0,3526 0,0 19590,0 19590,3526">
          <text:p/>
        </draw:polygon>
        <draw:frame draw:style-name="gr7" draw:text-style-name="P4" draw:layer="layout" svg:width="3.516cm" svg:height="0.883cm" svg:x="1.04cm" svg:y="7.259cm">
          <draw:text-box>
            <text:p><text:span text:style-name="T3">Meta Data</text:span></text:p>
          </draw:text-box>
        </draw:frame>
        <draw:custom-shape draw:style-name="gr5" draw:text-style-name="P3" xml:id="id13" draw:id="id13" draw:layer="layout" svg:width="5.334cm" svg:height="1.016cm" svg:x="12.889cm" svg:y="7.634cm">
          <text:p text:style-name="P1"><text:span text:style-name="T4">Get all dimensions for a cub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4" draw:id="id14" draw:layer="layout" svg:width="5.334cm" svg:height="1.016cm" svg:x="12.889cm" svg:y="9.435cm">
          <text:p text:style-name="P1"><text:span text:style-name="T4">Get members for all </text:span></text:p>
          <text:p text:style-name="P1"><text:span text:style-name="T4">dimension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" draw:id="id1" draw:layer="layout" svg:width="5.935cm" svg:height="1.397cm" svg:x="3.789cm" svg:y="4.282cm">
          <text:p text:style-name="P1"><text:span text:style-name="T4">Get Spend (Marking Plan) Analysis </text:span></text:p>
          <text:p text:style-name="P1"><text:span text:style-name="T4">element from scenario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" draw:id="id2" draw:layer="layout" svg:width="5.334cm" svg:height="1.016cm" svg:x="4.086cm" svg:y="7.634cm">
          <text:p text:style-name="P1"><text:span text:style-name="T4">Get all dimensions for a cub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5.334cm" svg:height="1.016cm" svg:x="4.086cm" svg:y="9.458cm">
          <text:p text:style-name="P1"><text:span text:style-name="T4">Get members for all </text:span></text:p>
          <text:p text:style-name="P1"><text:span text:style-name="T4">dimension lev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" draw:text-style-name="P1" draw:layer="layout" svg:width="19.59cm" svg:height="3.98cm" svg:x="1cm" svg:y="20.45cm">
          <text:p/>
        </draw:rect>
        <draw:rect draw:style-name="gr8" draw:text-style-name="P1" draw:layer="layout" svg:width="9.271cm" svg:height="24.089cm" svg:x="1cm" svg:y="2.851cm">
          <text:p/>
        </draw:rect>
        <draw:rect draw:style-name="gr8" draw:text-style-name="P1" draw:layer="layout" svg:width="9.398cm" svg:height="24.088cm" svg:x="11.187cm" svg:y="2.852cm">
          <text:p/>
        </draw:rect>
        <draw:frame draw:style-name="gr9" draw:text-style-name="P5" draw:layer="layout" svg:width="1.929cm" svg:height="0.806cm" svg:x="5.789cm" svg:y="3.024cm">
          <draw:text-box>
            <text:p><text:span text:style-name="T5">Spend</text:span></text:p>
          </draw:text-box>
        </draw:frame>
        <draw:frame draw:style-name="gr9" draw:text-style-name="P5" draw:layer="layout" svg:width="1.929cm" svg:height="0.806cm" svg:x="14.592cm" svg:y="3.026cm">
          <draw:text-box>
            <text:p><text:span text:style-name="T5">KPI</text:span></text:p>
          </draw:text-box>
        </draw:frame>
        <draw:frame draw:style-name="gr10" draw:text-style-name="P4" draw:layer="layout" svg:width="4.786cm" svg:height="1.101cm" svg:x="1.04cm" svg:y="11.959cm">
          <draw:text-box>
            <text:p><text:span text:style-name="T3">Analysis Views</text:span></text:p>
          </draw:text-box>
        </draw:frame>
        <draw:custom-shape draw:style-name="gr5" draw:text-style-name="P3" xml:id="id4" draw:id="id4" draw:layer="layout" svg:width="5.334cm" svg:height="1.016cm" svg:x="4.086cm" svg:y="12.659cm">
          <text:p text:style-name="P1"><text:span text:style-name="T4">Get all views for a cub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5.334cm" svg:height="1.016cm" svg:x="4.086cm" svg:y="14.46cm">
          <text:p text:style-name="P1"><text:span text:style-name="T4">Get default view for a cub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6" draw:id="id6" draw:layer="layout" svg:width="2.54cm" svg:height="2.54cm" svg:x="5.483cm" svg:y="16.324cm">
          <text:p text:style-name="P1"><text:span text:style-name="T6">Are there </text:span></text:p>
          <text:p text:style-name="P1"><text:span text:style-name="T6">KPI view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7" draw:id="id7" draw:layer="layout" svg:width="5.334cm" svg:height="1.016cm" svg:x="12.889cm" svg:y="12.703cm">
          <text:p text:style-name="P1"><text:span text:style-name="T4">Create and save KPI 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4.786cm" svg:height="1.101cm" svg:x="0.872cm" svg:y="20.497cm">
          <draw:text-box>
            <text:p><text:span text:style-name="T3">Reports</text:span></text:p>
          </draw:text-box>
        </draw:frame>
        <draw:custom-shape draw:style-name="gr5" draw:text-style-name="P3" xml:id="id8" draw:id="id8" draw:layer="layout" svg:width="5.918cm" svg:height="1.016cm" svg:x="3.794cm" svg:y="21.116cm">
          <text:p text:style-name="P1"><text:span text:style-name="T4">Get spend analysis view summ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0" draw:id="id10" draw:layer="layout" svg:width="5.334cm" svg:height="1.016cm" svg:x="12.889cm" svg:y="21.117cm">
          <text:p text:style-name="P1"><text:span text:style-name="T4">Get KPI analysis view summ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9" draw:id="id9" draw:layer="layout" svg:width="5.918cm" svg:height="1.016cm" svg:x="3.794cm" svg:y="23.017cm">
          <text:p text:style-name="P1"><text:span text:style-name="T4">Get comparison scenario</text:span></text:p>
          <text:p text:style-name="P1"><text:span text:style-name="T4"><text:s/></text:span><text:span text:style-name="T4">analysis view summ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5.918cm" svg:height="1.016cm" svg:x="12.597cm" svg:y="23.018cm">
          <text:p text:style-name="P1"><text:span text:style-name="T4">Get comparison scenario</text:span></text:p>
          <text:p text:style-name="P1"><text:span text:style-name="T4"><text:s/></text:span><text:span text:style-name="T4">analysis view summ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4.82cm" svg:height="1.039cm" svg:x="1.89cm" svg:y="6.057cm">
          <draw:text-box>
            <text:p text:style-name="P7"><text:span text:style-name="T4">(spend) analysis element Id</text:span></text:p>
            <text:p text:style-name="P7"><text:span text:style-name="T4">(spend) <text:s/>cubeId</text:span></text:p>
          </draw:text-box>
        </draw:frame>
        <draw:frame draw:style-name="gr12" draw:text-style-name="P10" draw:layer="layout" svg:width="4.426cm" svg:height="1.039cm" svg:x="15.725cm" svg:y="6.1cm">
          <draw:text-box>
            <text:p text:style-name="P9"><text:span text:style-name="T4">(KPI) analysis element Id</text:span></text:p>
            <text:p text:style-name="P9"><text:span text:style-name="T4">(KPI) cubeId</text:span></text:p>
          </draw:text-box>
        </draw:frame>
        <draw:frame draw:style-name="gr11" draw:text-style-name="P8" draw:layer="layout" svg:width="4.82cm" svg:height="1.039cm" svg:x="1.99cm" svg:y="10.91cm">
          <draw:text-box>
            <text:p text:style-name="P7"><text:span text:style-name="T4">(spend) analysis element Id</text:span></text:p>
            <text:p text:style-name="P7"><text:span text:style-name="T4">(spend) cubeId</text:span></text:p>
          </draw:text-box>
        </draw:frame>
        <draw:frame draw:style-name="gr11" draw:text-style-name="P8" draw:layer="layout" svg:width="4.82cm" svg:height="1.039cm" svg:x="1.732cm" svg:y="19.323cm">
          <draw:text-box>
            <text:p text:style-name="P7"><text:span text:style-name="T4">(spend) analysis element Id</text:span></text:p>
            <text:p text:style-name="P7"><text:span text:style-name="T4">viewId</text:span></text:p>
          </draw:text-box>
        </draw:frame>
        <draw:connector draw:style-name="gr4" draw:text-style-name="P1" draw:layer="layout" svg:x1="6.756cm" svg:y1="5.679cm" svg:x2="6.753cm" svg:y2="7.634cm" draw:start-shape="id1" draw:start-glue-point="6" draw:end-shape="id2" draw:end-glue-point="4" svg:d="M6756 5679v978h-3v977">
          <text:p/>
        </draw:connector>
        <draw:connector draw:style-name="gr4" draw:text-style-name="P1" draw:layer="layout" svg:x1="6.753cm" svg:y1="8.65cm" svg:x2="6.753cm" svg:y2="9.458cm" draw:start-shape="id2" draw:start-glue-point="6" draw:end-shape="id3" draw:end-glue-point="4" svg:d="M6753 8650v808">
          <text:p/>
        </draw:connector>
        <draw:connector draw:style-name="gr4" draw:text-style-name="P1" draw:layer="layout" svg:x1="6.753cm" svg:y1="10.474cm" svg:x2="6.753cm" svg:y2="12.659cm" draw:start-shape="id3" draw:start-glue-point="6" draw:end-shape="id4" draw:end-glue-point="4" svg:d="M6753 10474v2185">
          <text:p/>
        </draw:connector>
        <draw:connector draw:style-name="gr4" draw:text-style-name="P1" draw:layer="layout" svg:x1="6.753cm" svg:y1="13.675cm" svg:x2="6.753cm" svg:y2="14.46cm" draw:start-shape="id4" draw:start-glue-point="6" draw:end-shape="id5" draw:end-glue-point="4" svg:d="M6753 13675v785">
          <text:p/>
        </draw:connector>
        <draw:connector draw:style-name="gr4" draw:text-style-name="P1" draw:layer="layout" svg:x1="6.753cm" svg:y1="15.476cm" svg:x2="6.753cm" svg:y2="16.324cm" draw:start-shape="id5" draw:start-glue-point="6" draw:end-shape="id6" draw:end-glue-point="4" svg:d="M6753 15476v848">
          <text:p/>
        </draw:connector>
        <draw:connector draw:style-name="gr4" draw:text-style-name="P1" draw:layer="layout" draw:line-skew="0.322cm" svg:x1="8.023cm" svg:y1="17.594cm" svg:x2="12.889cm" svg:y2="13.211cm" draw:start-shape="id6" draw:start-glue-point="7" draw:end-shape="id7" draw:end-glue-point="5" svg:d="M8023 17594h2756v-4383h2110">
          <text:p/>
        </draw:connector>
        <draw:connector draw:style-name="gr4" draw:text-style-name="P1" draw:layer="layout" svg:x1="6.753cm" svg:y1="18.864cm" svg:x2="6.753cm" svg:y2="21.116cm" draw:start-shape="id6" draw:start-glue-point="6" draw:end-shape="id8" draw:end-glue-point="4" svg:d="M6753 18864v2252">
          <text:p/>
        </draw:connector>
        <draw:connector draw:style-name="gr4" draw:text-style-name="P1" draw:layer="layout" svg:x1="6.753cm" svg:y1="22.132cm" svg:x2="6.753cm" svg:y2="23.017cm" draw:start-shape="id8" draw:start-glue-point="6" draw:end-shape="id9" draw:end-glue-point="4" svg:d="M6753 22132v885">
          <text:p/>
        </draw:connector>
        <draw:connector draw:style-name="gr4" draw:text-style-name="P1" draw:layer="layout" svg:x1="15.556cm" svg:y1="13.719cm" svg:x2="15.556cm" svg:y2="21.117cm" draw:start-shape="id7" draw:start-glue-point="6" draw:end-shape="id10" draw:end-glue-point="4" svg:d="M15556 13719v7398">
          <text:p/>
        </draw:connector>
        <draw:connector draw:style-name="gr4" draw:text-style-name="P1" draw:layer="layout" svg:x1="15.556cm" svg:y1="22.133cm" svg:x2="15.556cm" svg:y2="23.018cm" draw:start-shape="id10" draw:start-glue-point="6" draw:end-shape="id11" draw:end-glue-point="4" svg:d="M15556 22133v885">
          <text:p/>
        </draw:connector>
        <draw:frame draw:style-name="gr13" draw:text-style-name="P11" draw:layer="layout" svg:width="0.896cm" svg:height="0.645cm" svg:x="8.078cm" svg:y="16.938cm">
          <draw:text-box>
            <text:p><text:span text:style-name="T4">no</text:span></text:p>
          </draw:text-box>
        </draw:frame>
        <draw:frame draw:style-name="gr13" draw:text-style-name="P11" draw:layer="layout" svg:width="1.052cm" svg:height="0.645cm" svg:x="7.16cm" svg:y="18.389cm">
          <draw:text-box>
            <text:p><text:span text:style-name="T4">yes</text:span></text:p>
          </draw:text-box>
        </draw:frame>
        <draw:connector draw:style-name="gr4" draw:text-style-name="P1" draw:layer="layout" svg:x1="15.557cm" svg:y1="5.656cm" svg:x2="15.556cm" svg:y2="7.634cm" draw:start-shape="id12" draw:start-glue-point="6" draw:end-shape="id13" draw:end-glue-point="4" svg:d="M15557 5656v989h-1v989">
          <text:p/>
        </draw:connector>
        <draw:connector draw:style-name="gr4" draw:text-style-name="P1" draw:layer="layout" svg:x1="15.556cm" svg:y1="8.65cm" svg:x2="15.556cm" svg:y2="9.435cm" draw:start-shape="id13" draw:start-glue-point="6" draw:end-shape="id14" draw:end-glue-point="4" svg:d="M15556 8650v785">
          <text:p/>
        </draw:connector>
        <draw:frame draw:style-name="gr14" draw:text-style-name="P12" draw:layer="layout" svg:width="9.144cm" svg:height="2.413cm" svg:x="1cm" svg:y="24.549cm">
          <draw:text-box>
            <text:list text:style-name="L2">
              <text:list-item>
                <text:p><text:span text:style-name="T7">no REST call needed. Information contain within scope</text:span></text:p>
              </text:list-item>
              <text:list-item>
                <text:p><text:span text:style-name="T7">GET: /v1/scenario/{scenarioId}/analysis-element?cubeName= “TOUCHPOINT” || “OUTCOME”</text:span></text:p>
              </text:list-item>
              <text:list-item>
                <text:p><text:span text:style-name="T7">GET: /v1/cube/{cubeId}/meta</text:span></text:p>
              </text:list-item>
              <text:list-item>
                <text:p><text:span text:style-name="T7">GET: /v1/cube/{cudeId}/analysis-view</text:span></text:p>
              </text:list-item>
              <text:list-item>
                <text:p><text:span text:style-name="T7">GET: /v1/cube/{cubeId}/analysis-view/{viewId}</text:span></text:p>
              </text:list-item>
            </text:list>
          </draw:text-box>
        </draw:frame>
        <draw:frame draw:style-name="gr15" draw:layer="layout" svg:width="8.922cm" svg:height="2.387cm" svg:x="11.16cm" svg:y="24.553cm">
          <draw:text-box>
            <text:list text:style-name="L3">
              <text:list-item>
                <text:p><text:span text:style-name="T8">GET: /v1/cube/{cubeId}/analysis-view?relatedBy={viewId}</text:span></text:p>
              </text:list-item>
              <text:list-item>
                <text:p><text:span text:style-name="T8">POST: /v1/cube/{cubeId}/analysis-view?</text:span><text:span text:style-name="T9">relatedByView={viewId}</text:span></text:p>
              </text:list-item>
              <text:list-item>
                <text:p><text:span text:style-name="T8">GET: /v1/report/analysis-element/{elementId}/analysis-</text:span><text:span text:style-name="T9">view/{viewId}/summary</text:span></text:p>
              </text:list-item>
            </text:list>
          </draw:text-box>
        </draw:frame>
        <draw:frame draw:style-name="gr16" draw:text-style-name="P13" draw:layer="layout" svg:width="0.889cm" svg:height="0.772cm" svg:x="2.925cm" svg:y="4.192cm">
          <draw:text-box>
            <text:p><text:span text:style-name="T10">u</text:span></text:p>
          </draw:text-box>
        </draw:frame>
        <draw:frame draw:style-name="gr16" draw:text-style-name="P14" draw:layer="layout" svg:width="0.889cm" svg:height="0.772cm" svg:x="18.018cm" svg:y="4.165cm">
          <draw:text-box>
            <text:p><text:span text:style-name="T10">v</text:span></text:p>
          </draw:text-box>
        </draw:frame>
        <draw:frame draw:style-name="gr17" draw:text-style-name="P13" draw:layer="layout" svg:width="0.942cm" svg:height="0.772cm" svg:x="3.286cm" svg:y="7.477cm">
          <draw:text-box>
            <text:p><text:span text:style-name="T10">w</text:span></text:p>
          </draw:text-box>
        </draw:frame>
        <draw:frame draw:style-name="gr17" draw:text-style-name="P13" draw:layer="layout" svg:width="0.942cm" svg:height="0.772cm" svg:x="18.145cm" svg:y="7.477cm">
          <draw:text-box>
            <text:p><text:span text:style-name="T10">w</text:span></text:p>
          </draw:text-box>
        </draw:frame>
        <draw:frame draw:style-name="gr16" draw:text-style-name="P13" draw:layer="layout" svg:width="0.762cm" svg:height="0.772cm" svg:x="3.217cm" svg:y="12.784cm">
          <draw:text-box>
            <text:p><text:span text:style-name="T10">x</text:span></text:p>
          </draw:text-box>
        </draw:frame>
        <draw:frame draw:style-name="gr16" draw:text-style-name="P13" draw:layer="layout" svg:width="1.016cm" svg:height="0.772cm" svg:x="3.286cm" svg:y="14.589cm">
          <draw:text-box>
            <text:p><text:span text:style-name="T10">y</text:span></text:p>
          </draw:text-box>
        </draw:frame>
        <draw:frame draw:style-name="gr16" draw:text-style-name="P14" draw:layer="layout" svg:width="0.889cm" svg:height="0.772cm" svg:x="5.318cm" svg:y="16.24cm">
          <draw:text-box>
            <text:p><text:span text:style-name="T10">z</text:span></text:p>
          </draw:text-box>
        </draw:frame>
        <draw:frame draw:style-name="gr16" draw:text-style-name="P13" draw:layer="layout" svg:width="0.889cm" svg:height="0.772cm" svg:x="18.077cm" svg:y="13.097cm">
          <draw:text-box>
            <text:p><text:span text:style-name="T10">{</text:span></text:p>
          </draw:text-box>
        </draw:frame>
        <draw:frame draw:style-name="gr16" draw:text-style-name="P13" draw:layer="layout" svg:width="0.889cm" svg:height="0.772cm" svg:x="18.145cm" svg:y="20.929cm">
          <draw:text-box>
            <text:p><text:span text:style-name="T10">|</text:span></text:p>
          </draw:text-box>
        </draw:frame>
        <draw:frame draw:style-name="gr16" draw:text-style-name="P13" draw:layer="layout" svg:width="0.889cm" svg:height="0.772cm" svg:x="18.446cm" svg:y="22.929cm">
          <draw:text-box>
            <text:p><text:span text:style-name="T10">|</text:span></text:p>
          </draw:text-box>
        </draw:frame>
        <draw:frame draw:style-name="gr16" draw:text-style-name="P13" draw:layer="layout" svg:width="0.889cm" svg:height="0.772cm" svg:x="3.051cm" svg:y="21.022cm">
          <draw:text-box>
            <text:p><text:span text:style-name="T10">|</text:span></text:p>
          </draw:text-box>
        </draw:frame>
        <draw:frame draw:style-name="gr16" draw:text-style-name="P13" draw:layer="layout" svg:width="0.889cm" svg:height="0.772cm" svg:x="3.032cm" svg:y="22.961cm">
          <draw:text-box>
            <text:p><text:span text:style-name="T10">|</text:span></text:p>
          </draw:text-box>
        </draw:frame>
        <draw:frame draw:style-name="gr12" draw:text-style-name="P10" draw:layer="layout" svg:width="4.426cm" svg:height="1.039cm" svg:x="15.732cm" svg:y="19.324cm">
          <draw:text-box>
            <text:p text:style-name="P9"><text:span text:style-name="T4">(KPI) analysis element Id</text:span></text:p>
            <text:p text:style-name="P9"><text:span text:style-name="T4">view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1-30T12:58:34</meta:creation-date>
    <dc:date>2015-02-04T17:53:33</dc:date>
    <dc:creator>Mark Gable</dc:creator>
    <meta:editing-duration>PT1H55M4S</meta:editing-duration>
    <meta:editing-cycles>18</meta:editing-cycles>
    <meta:generator>OpenOffice/4.1.1$Unix OpenOffice.org_project/411m6$Build-9775</meta:generator>
    <meta:printed-by>Mark Gable</meta:printed-by>
    <meta:print-date>2015-01-30T14:52:12</meta:print-date>
    <meta:document-statistic meta:object-count="62"/>
  </office:meta>
</office:document-meta>
</file>